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Hindi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ext:p text:style-name="Standard">${documentContent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Hindi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12cm" loext:contextual-spacing="fals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1.249cm"/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1.249cm"/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${headerValue:100:100}</text:p>
      </style:header>
      <style:footer>
        <text:p text:style-name="Footer">${footerValue}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meta:creation-date>2013-11-22T15:19:00</meta:creation-date>
    <dc:date>2018-05-25T15:03:00</dc:date>
    <meta:editing-duration>PT2H40M</meta:editing-duration>
    <meta:document-statistic meta:table-count="0" meta:image-count="0" meta:object-count="0" meta:page-count="1" meta:paragraph-count="3" meta:word-count="3" meta:character-count="54" meta:non-whitespace-character-count="54"/>
    <meta:generator>LibreOffice/6.4.7.2$Linux_X86_64 LibreOffice_project/40$Build-2</meta:gener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